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806" officeooo:paragraph-rsid="001b7806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@trn2028:~$ pkill firefox</text:p>
      <text:p text:style-name="P1">train@trn2028:~$ git clone https://github.com/jjudea/jja_training.git</text:p>
      <text:p text:style-name="P1">Cloning into 'jja_training'...</text:p>
      <text:p text:style-name="P1">remote: Counting objects: 3, done.</text:p>
      <text:p text:style-name="P1">remote: Total 3 (delta 0), reused 0 (delta 0), pack-reused 0</text:p>
      <text:p text:style-name="P1">Unpacking objects: 100% (3/3), done.</text:p>
      <text:p text:style-name="P1">Checking connectivity... done.</text:p>
      <text:p text:style-name="P1">train@trn2028:~$ <text:span text:style-name="T1">pwd</text:span></text:p>
      <text:p text:style-name="P1">/home/train</text:p>
      <text:p text:style-name="P1">train@trn2028:~$ <text:span text:style-name="T1">ls</text:span></text:p>
      <text:p text:style-name="P1">apache-maven-3.3.9 <text:s/>Downloads <text:s text:c="8"/>index.html <text:s text:c="3"/>Music <text:s text:c="4"/>Templates</text:p>
      <text:p text:style-name="P1">Desktop <text:s text:c="12"/>examples.desktop <text:s/>java <text:s text:c="9"/>Pictures <text:s/>Videos</text:p>
      <text:p text:style-name="P1">Documents <text:s text:c="10"/>ge <text:s text:c="15"/>jja_training <text:s/>Public</text:p>
      <text:p text:style-name="P1">train@trn2028:~$ <text:span text:style-name="T1">cd jja*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ls</text:span></text:p>
      <text:p text:style-name="P1">README.md</text:p>
      <text:p text:style-name="P1">train@trn2028:~/jja_training$ <text:span text:style-name="T1">ls -la</text:span></text:p>
      <text:p text:style-name="P1">total 16</text:p>
      <text:p text:style-name="P1">drwxrwxr-x <text:s/>3 train train 4096 Sep 27 12:11 .</text:p>
      <text:p text:style-name="P1">drwxr-xr-x 25 train train 4096 Sep 27 12:11 ..</text:p>
      <text:p text:style-name="P1">drwxrwxr-x <text:s/>8 train train 4096 Sep 27 12:11 .git</text:p>
      <text:p text:style-name="P1">-rw-rw-r-- <text:s/>1 train train <text:s text:c="2"/>14 Sep 27 12:11 README.md</text:p>
      <text:p text:style-name="P1">train@trn2028:~/jja_training$ <text:span text:style-name="T1">cd .git</text:span></text:p>
      <text:p text:style-name="P1">train@trn2028:~/jja_training/.git$ <text:span text:style-name="T1">ls -l</text:span></text:p>
      <text:p text:style-name="P1">total 44</text:p>
      <text:p text:style-name="P1">drwxrwxr-x 2 train train 4096 Sep 27 12:11 branches</text:p>
      <text:p text:style-name="P1">-rw-rw-r-- 1 train train <text:s/>267 Sep 27 12:11 config</text:p>
      <text:p text:style-name="P1">-rw-rw-r-- 1 train train <text:s text:c="2"/>73 Sep 27 12:11 description</text:p>
      <text:p text:style-name="P1">-rw-rw-r-- 1 train train <text:s text:c="2"/>23 Sep 27 12:11 HEAD</text:p>
      <text:p text:style-name="P1">drwxrwxr-x 2 train train 4096 Sep 27 12:11 hooks</text:p>
      <text:p text:style-name="P1">-rw-rw-r-- 1 train train <text:s/>104 Sep 27 12:11 index</text:p>
      <text:p text:style-name="P1">drwxrwxr-x 2 train train 4096 Sep 27 12:11 info</text:p>
      <text:p text:style-name="P1">drwxrwxr-x 3 train train 4096 Sep 27 12:11 logs</text:p>
      <text:p text:style-name="P1">drwxrwxr-x 7 train train 4096 Sep 27 12:11 objects</text:p>
      <text:p text:style-name="P1">-rw-rw-r-- 1 train train <text:s/>107 Sep 27 12:11 packed-refs</text:p>
      <text:p text:style-name="P1">drwxrwxr-x 5 train train 4096 Sep 27 12:11 refs</text:p>
      <text:p text:style-name="P1">train@trn2028:~/jja_training/.git$ <text:span text:style-name="T1">cd ..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touch Myfile.java</text:span></text:p>
      <text:p text:style-name="P1">train@trn2028:~/jja_training$ ls -l</text:p>
      <text:p text:style-name="P1">total 4</text:p>
      <text:p text:style-name="P1">-rw-rw-r-- 1 train train <text:s/>0 Sep 27 12:12 Myfile.java</text:p>
      <text:p text:style-name="P1">-rw-rw-r-- 1 train train 14 Sep 27 12:11 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<text:soft-page-break/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touch NewFile.java</text:span></text:p>
      <text:p text:style-name="P1">train@trn2028:~/jja_training$ <text:span text:style-name="T1">ls</text:span></text:p>
      <text:p text:style-name="P1">Myfile.java <text:s/>NewFile.java <text:s/>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<text:tab/>New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git add Myfile.java</text:span>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Changes to be committed:</text:p>
      <text:p text:style-name="P1"><text:s text:c="2"/>(use "git reset HEAD &lt;file&gt;..." to unstage)</text:p>
      <text:p text:style-name="P1"></text:p>
      <text:p text:style-name="P1"><text:tab/>new file: <text:s text:c="2"/>Myfile.java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NewFile.java</text:p>
      <text:p text:style-name="P1"></text:p>
      <text:p text:style-name="P1">train@trn2028:~/jja_training$ <text:span text:style-name="T1">git commit -m "Created new source file for training"</text:span></text:p>
      <text:p text:style-name="P1">[master 764ab02] Created new source file for training</text:p>
      <text:p text:style-name="P1"><text:s/>1 file changed, 0 insertions(+), 0 deletions(-)</text:p>
      <text:p text:style-name="P1"><text:s/>create mode 100644 Myfile.java</text:p>
      <text:p text:style-name="P1">train@trn2028:~/jja_training$ </text:p>
      <text:p text:style-name="P1"/>
      <text:p text:style-name="P1">train@trn2028:~/jja_training$ <text:span text:style-name="T1">env</text:span></text:p>
      <text:p text:style-name="P1">SSH_AGENT_PID=5664</text:p>
      <text:p text:style-name="P1">XDG_SESSION_ID=c5</text:p>
      <text:p text:style-name="P1">GLADE_PIXMAP_PATH=:</text:p>
      <text:p text:style-name="P1">TERM=xterm</text:p>
      <text:p text:style-name="P1">SHELL=/bin/bash</text:p>
      <text:p text:style-name="P1">XDG_MENU_PREFIX=xfce-</text:p>
      <text:p text:style-name="P1"><text:soft-page-break/>VTE_VERSION=3409</text:p>
      <text:p text:style-name="P1">WINDOWID=48234505</text:p>
      <text:p text:style-name="P1">NO_PROXY=localhost,127.0.0.0/8,::1</text:p>
      <text:p text:style-name="P1">USER=train</text:p>
      <text:p text:style-name="P1">http_proxy=http://10.19.16.165:8080/</text:p>
      <text:p text:style-name="P1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</text:p>
      <text:p text:style-name="P1">GLADE_MODULE_PATH=:</text:p>
      <text:p text:style-name="P1">SSH_AUTH_SOCK=/tmp/ssh-SQRXRncqqffb/agent.5663</text:p>
      <text:p text:style-name="P1">ftp_proxy=http://10.19.16.165:8080/</text:p>
      <text:p text:style-name="P1">FTP_PROXY=http://10.19.16.165:8080/</text:p>
      <text:p text:style-name="P1">SESSION_MANAGER=local/trn2028:@/tmp/.ICE-unix/5653,unix/trn2028:/tmp/.ICE-unix/5653</text:p>
      <text:p text:style-name="P1">XDG_CONFIG_DIRS=/etc/xdg</text:p>
      <text:p text:style-name="P1">ALL_PROXY=socks://10.19.16.165:8080/</text:p>
      <text:p text:style-name="P1">all_proxy=socks://10.19.16.165:8080/</text:p>
      <text:p text:style-name="P1">PATH=/bin:/usr/bin:/usr/X11R6/bin:/usr/local/bin</text:p>
      <text:p text:style-name="P1">DESKTOP_SESSION=xfce</text:p>
      <text:p text:style-name="P1">PWD=/home/train/jja_training</text:p>
      <text:p text:style-name="P1">LANG=en_US.UTF-8</text:p>
      <text:p text:style-name="P1">https_proxy=http://10.19.16.165:8080/</text:p>
      <text:p text:style-name="P1">HTTPS_PROXY=http://10.19.16.165:8080/</text:p>
      <text:p text:style-name="P1">SHLVL=1</text:p>
      <text:p text:style-name="P1">HOME=/home/train</text:p>
      <text:p text:style-name="P1">no_proxy=localhost,127.0.0.0/8,::1</text:p>
      <text:p text:style-name="P1">HTTP_PROXY=http://10.19.16.165:8080/</text:p>
      <text:p text:style-name="P1">XDG_DATA_DIRS=/usr/local/share:/usr/share</text:p>
      <text:p text:style-name="P1">DBUS_SESSION_BUS_ADDRESS=unix:abstract=/tmp/dbus-CSEsSFWUX7,guid=65f6ac7f4ade89e3a86e727757ea1392</text:p>
      <text:p text:style-name="P1">UID=1001</text:p>
      <text:p text:style-name="P1">LESSOPEN=| /bin/lesspipe %s</text:p>
      <text:p text:style-name="P1">XDG_RUNTIME_DIR=/run/user/1001</text:p>
      <text:p text:style-name="P1">DISPLAY=:12.0</text:p>
      <text:p text:style-name="P1">GLADE_CATALOG_PATH=:</text:p>
      <text:p text:style-name="P1">XDG_CURRENT_DESKTOP=XFCE</text:p>
      <text:p text:style-name="P1">LESSCLOSE=/bin/lesspipe %s %s</text:p>
      <text:p text:style-name="P1">COLORTERM=gnome-terminal</text:p>
      <text:p text:style-name="P1"><text:soft-page-break/>_=/usr/bin/env</text:p>
      <text:p text:style-name="P1">OLDPWD=/home/train/jja_training/.git</text:p>
      <text:p text:style-name="P1">train@trn2028:~/jja_training$ <text:span text:style-name="T1">env|grep "http"</text:span></text:p>
      <text:p text:style-name="P1">http_proxy=http://10.19.16.165:8080/</text:p>
      <text:p text:style-name="P1">ftp_proxy=http://10.19.16.165:8080/</text:p>
      <text:p text:style-name="P1">FTP_PROXY=http://10.19.16.165:8080/</text:p>
      <text:p text:style-name="P1">https_proxy=http://10.19.16.165:8080/</text:p>
      <text:p text:style-name="P1">HTTPS_PROXY=http://10.19.16.165:8080/</text:p>
      <text:p text:style-name="P1">HTTP_PROXY=http://10.19.16.165:8080/</text:p>
      <text:p text:style-name="P1">train@trn2028:~/jja_training$ <text:span text:style-name="T1">git push origin master</text:span></text:p>
      <text:p text:style-name="P1">Username for 'https://github.com': jjudea</text:p>
      <text:p text:style-name="P1">Password for 'https://jjudea@github.com': </text:p>
      <text:p text:style-name="P1">Counting objects: 4, done.</text:p>
      <text:p text:style-name="P1">Delta compression using up to 2 threads.</text:p>
      <text:p text:style-name="P1">Compressing objects: 100% (2/2), done.</text:p>
      <text:p text:style-name="P1">Writing objects: 100% (3/3), 302 bytes | 0 bytes/s, done.</text:p>
      <text:p text:style-name="P1">Total 3 (delta 0), reused 0 (delta 0)</text:p>
      <text:p text:style-name="P1">To https://github.com/jjudea/jja_training.git</text:p>
      <text:p text:style-name="P1"><text:s text:c="3"/>bf8fbdc..764ab02 <text:s/>master -&gt; master</text:p>
      <text:p text:style-name="P1">train@trn2028:~/jja_training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18:15.412856743</meta:creation-date>
    <dc:date>2016-09-27T12:26:16.171014755</dc:date>
    <meta:editing-duration>P0D</meta:editing-duration>
    <meta:editing-cycles>1</meta:editing-cycles>
    <meta:document-statistic meta:table-count="0" meta:image-count="0" meta:object-count="0" meta:page-count="4" meta:paragraph-count="151" meta:word-count="513" meta:character-count="6433" meta:non-whitespace-character-count="5805"/>
    <meta:generator>LibreOffice/4.2.8.2$Linux_X86_64 LibreOffice_project/420m0$Build-2</meta:generator>
  </office:meta>
</office:document-meta>
</file>